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A00000214FD042AF2B476FD36.png" manifest:media-type="image/png"/>
  <manifest:file-entry manifest:full-path="Pictures/100000000000028A000001BC9BE45186E73A75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9.5cm" svg:height="7.571cm" svg:x="8.504cm" svg:y="5.715cm">
          <draw:image xlink:href="Pictures/100000010000055A00000214FD042AF2B476FD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8.144cm" svg:height="12.395cm" svg:x="2.54cm" svg:y="3.685cm" presentation:class="graphic" presentation:user-transformed="true">
          <draw:image xlink:href="Pictures/100000000000028A000001BC9BE45186E73A75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4T12:35:08.492000000</meta:creation-date>
    <dc:date>2023-08-04T12:37:38.045000000</dc:date>
    <meta:editing-duration>PT2M29S</meta:editing-duration>
    <meta:editing-cycles>2</meta:editing-cycles>
    <meta:generator>LibreOffice/7.4.1.2$Windows_X86_64 LibreOffice_project/3c58a8f3a960df8bc8fd77b461821e42c061c5f0</meta:generator>
    <meta:document-statistic meta:object-count="29"/>
  </office:meta>
</office:document-meta>
</file>